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06db3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3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4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8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69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137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7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" fo:font-size="24pt" style:font-size-asian="24pt" style:font-size-complex="24pt"/>
    </style:style>
    <style:style style:name="P13" style:family="paragraph">
      <loext:graphic-properties draw:fill-color="#729fcf" draw:opacity="100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color="#ffffff" style:font-name="Source Sans Pro SemiBold" fo:font-size="20pt" style:font-size-asian="20pt" style:font-size-complex="20pt"/>
    </style:style>
    <style:style style:name="P16" style:family="paragraph">
      <loext:graphic-properties draw:fill="none" draw:fill-color="#ffffff"/>
      <style:paragraph-properties fo:text-align="start"/>
      <style:text-properties fo:color="#000000" style:font-name="Source Sans Pro SemiBold" fo:font-size="20pt" style:font-size-asian="20pt" style:font-size-complex="20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" fo:font-size="24pt" style:font-size-asian="24pt" style:font-size-complex="24pt"/>
    </style:style>
    <style:style style:name="T9" style:family="text">
      <style:text-properties fo:color="#ffffff" style:font-name="Source Sans Pro SemiBol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style:font-name="Source Sans Pro SemiBold" fo:font-size="20pt" style:font-size-asian="20pt" style:font-size-complex="20pt"/>
    </style:style>
    <style:style style:name="T11" style:family="text">
      <style:text-properties fo:color="#000000" style:font-name="Source Sans Pro SemiBol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style:font-name="Source Sans Pro SemiBol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style:font-name="Source Sans Pro SemiBold" fo:font-size="20pt" style:font-size-asian="20pt" style:font-size-complex="20pt"/>
    </style:style>
    <style:style style:name="T14" style:family="text">
      <style:text-properties fo:color="#000000" style:font-name="Source Sans Pro SemiBol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0.001cm" svg:height="1.187cm" svg:x="4.318cm" svg:y="-1.524cm">
          <draw:text-box>
            <text:p/>
          </draw:text-box>
        </draw:frame>
        <draw:frame draw:style-name="gr4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5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21.258cm" svg:y2="13.267cm">
          <text:p/>
        </draw:line>
        <draw:line draw:style-name="gr6" draw:text-style-name="P7" draw:layer="layout" svg:x1="22.782cm" svg:y1="8.949cm" svg:x2="21.512cm" svg:y2="13.013cm">
          <text:p/>
        </draw:line>
        <draw:custom-shape draw:style-name="gr7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17.956cm" svg:y2="11.743cm">
          <text:p/>
        </draw:line>
        <draw:line draw:style-name="gr6" draw:text-style-name="P7" draw:layer="layout" svg:x1="17.702cm" svg:y1="11.997cm" svg:x2="22.528cm" svg:y2="9.048cm">
          <text:p/>
        </draw:line>
        <draw:custom-shape draw:style-name="gr7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782cm" svg:y1="8.949cm" svg:x2="24.56cm" svg:y2="11.743cm">
          <text:p/>
        </draw:line>
        <draw:line draw:style-name="gr6" draw:text-style-name="P7" draw:layer="layout" svg:x1="24.306cm" svg:y1="11.743cm" svg:x2="19.988cm" svg:y2="8.949cm">
          <text:p/>
        </draw:line>
        <draw:custom-shape draw:style-name="gr7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1.385cm" svg:y1="4.885cm" svg:x2="19.734cm" svg:y2="8.695cm">
          <text:p/>
        </draw:line>
        <draw:custom-shape draw:style-name="gr7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512cm" svg:y1="4.885cm" svg:x2="22.782cm" svg:y2="8.949cm">
          <text:p/>
        </draw:line>
        <draw:custom-shape draw:style-name="gr7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9" draw:text-style-name="P13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5.041cm" svg:height="6.819cm" svg:x="2.54cm" svg:y="4.466cm">
          <draw:text-box>
            <text:p><text:span text:style-name="T9">Algorytm</text:span><text:span text:style-name="T10"> </text:span><text:span text:style-name="T9">-</text:span><text:span text:style-name="T10"> ciąg jednoznacznie zdefiniowanych czynności, przekształcających pewne dane wejściowe do pewnych danych wyjściowych, w celu rozwiązania określonego problemu.</text:span></text:p>
            <text:p><text:span text:style-name="T10"/></text:p>
            <text:p><text:span text:style-name="T10"/></text:p>
            <text:p text:style-name="P14"><text:span text:style-name="T10">Dwie kluczowe cechy algorytmu:</text:span></text:p>
            <text:list text:style-name="L3">
              <text:list-item>
                <text:p text:style-name="P14"><text:span text:style-name="T10">zwraca poprawny wynik</text:span></text:p>
              </text:list-item>
              <text:list-item>
                <text:p><text:span text:style-name="T10">efektywnie wykorzystuje zasoby obliczeniowe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26.022cm" svg:height="13.387cm" svg:x="1.322cm" svg:y="1.349cm">
          <draw:text-box>
            <text:p text:style-name="P2"><text:span text:style-name="T11">Podział algorytmów ze względu na definiowanie “</text:span><text:span text:style-name="T12">poprawności wyniku</text:span><text:span text:style-name="T11">”:</text:span></text:p>
            <text:p><text:span text:style-name="T13"/></text:p>
            <text:p text:style-name="P14"><text:span text:style-name="T14">dokładne</text:span><text:span text:style-name="T13"> – zwracają optymalne rozwiązanie (sortowanie listy, mnożenie macieży) <text:s/></text:span></text:p>
            <text:p text:style-name="P14"><text:span text:style-name="T13"/></text:p>
            <text:p><text:span text:style-name="T14">heurystyczne</text:span><text:span text:style-name="T13"> - nie gwarantują znalezienia optymalnego rozwiązania. Zwracane przez niego rozwiązanie może być dowolnie odległe od optimum. Służą do znajdowania rozwiązań problemów dla których klasyczne metody są zbyt wolne lub nie są w stanie osiągnąć optymalnego wyniku (prognozowanie pogody, problem komiwojażera).</text:span></text:p>
            <text:p><text:span text:style-name="T13"/></text:p>
            <text:p><text:span text:style-name="T15">aproksymacyjne</text:span><text:span text:style-name="T16"> – tak jak algorytmy heurystyczne nie gwarantują znalezienia optymalnego rozwiązania. </text:span><text:span text:style-name="T13">Zwracane przez niego rozwiązanie różni się znanym czynnikiem od optymalnej miary ilościowej rozwiązania (określanie czy liczba jest pierwsza ze wskaźnikiem błędu wynoszącym np. 2^50)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26.022cm" svg:height="13.018cm" svg:x="1.322cm" svg:y="1.349cm">
          <draw:text-box>
            <text:p text:style-name="P2"><text:span text:style-name="T11">Przykładowe metryki “</text:span><text:span text:style-name="T12">efektywnego wykorzystywania zasobów obliczeniowych</text:span><text:span text:style-name="T11">”:</text:span></text:p>
            <text:list text:style-name="L1">
              <text:list-item>
                <text:p text:style-name="P14"><text:span text:style-name="T13">czas – zwracanie wyniku w akceptowalnym przedziale czasowym</text:span></text:p>
              </text:list-item>
              <text:list-item>
                <text:p text:style-name="P14"><text:span text:style-name="T13">pamięć - </text:span></text:p>
              </text:list-item>
              <text:list-item>
                <text:p text:style-name="P14"><text:span text:style-name="T13">przestrzeń dyskowa </text:span></text:p>
              </text:list-item>
              <text:list-item>
                <text:p text:style-name="P14"><text:span text:style-name="T13">wykorzystanie przepustowości sieci</text:span></text:p>
              </text:list-item>
              <text:list-item>
                <text:p text:style-name="P14"><text:span text:style-name="T13">wydajność energetyczna (stopień zwektoryzowania obliczeń wykonywanych na GPU)</text:span></text:p>
              </text:list-item>
              <text:list-item>
                <text:p text:style-name="P14"><text:span text:style-name="T13">równomierne obciążenie węzłów klastra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3" draw:text-style-name="P4" draw:layer="layout" svg:width="16.907cm" svg:height="3.806cm" svg:x="4.498cm" svg:y="5.477cm">
          <draw:text-box>
            <text:p>Czasem generowanie przybliżonego wyniku jest jedynym akceptowalnym rozwiązaniem.</text:p>
            <text:p/>
            <text:p>mierzenie czasu wykonania jest tylko jedną z wielu metryk wydajności.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4" draw:text-style-name="P4" draw:layer="layout" svg:width="12.7cm" svg:height="4.517cm" svg:x="6.096cm" svg:y="3.81cm">
          <draw:text-box>
            <text:p>https://pl.wikipedia.org/wiki/Algorytm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01T16:58:29.722720236</dc:date>
    <meta:editing-duration>PT44M24S</meta:editing-duration>
    <meta:editing-cycles>12</meta:editing-cycles>
    <meta:generator>LibreOffice/6.0.7.3$Linux_X86_64 LibreOffice_project/00m0$Build-3</meta:generator>
    <meta:document-statistic meta:object-count="81"/>
  </office:meta>
</office:document-meta>
</file>